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70000005735C64F51D6F40BC1.png" manifest:media-type="image/png"/>
  <manifest:file-entry manifest:full-path="Pictures/10000201000002F700000057A79A6FD5973EFC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size="12pt" officeooo:paragraph-rsid="0018659a" style:font-size-asian="12pt"/>
    </style:style>
    <style:style style:name="P2" style:family="paragraph" style:parent-style-name="Normal">
      <style:text-properties fo:font-size="12pt" officeooo:rsid="001c51eb" officeooo:paragraph-rsid="0018659a" style:font-size-asian="12pt"/>
    </style:style>
    <style:style style:name="P3" style:family="paragraph" style:parent-style-name="Normal">
      <style:text-properties fo:font-size="12pt" fo:font-weight="bold" officeooo:paragraph-rsid="0018659a" style:font-size-asian="12pt" style:font-weight-asian="bold"/>
    </style:style>
    <style:style style:name="P4" style:family="paragraph" style:parent-style-name="Text_20_body">
      <style:text-properties style:font-name="Liberation Serif" fo:font-size="12pt" fo:font-weight="normal" officeooo:rsid="001a649d" officeooo:paragraph-rsid="001c5980" style:font-size-asian="12pt" style:font-weight-asian="normal" style:font-weight-complex="normal"/>
    </style:style>
    <style:style style:name="P5" style:family="paragraph" style:parent-style-name="Text_20_body">
      <style:text-properties style:font-name="Liberation Serif" fo:font-size="12pt" fo:font-weight="normal" officeooo:rsid="0018659a" officeooo:paragraph-rsid="001c5980" style:font-size-asian="12pt" style:font-weight-asian="normal" style:font-weight-complex="normal"/>
    </style:style>
    <style:style style:name="P6" style:family="paragraph" style:parent-style-name="Normal">
      <style:text-properties fo:font-size="12pt" officeooo:rsid="0018659a" officeooo:paragraph-rsid="0018659a" style:font-size-asian="12pt"/>
    </style:style>
    <style:style style:name="P7" style:family="paragraph" style:parent-style-name="Normal">
      <style:text-properties fo:font-size="12pt" officeooo:rsid="0018659a" officeooo:paragraph-rsid="001a649d" style:font-size-asian="12pt"/>
    </style:style>
    <style:style style:name="P8" style:family="paragraph" style:parent-style-name="Normal">
      <style:text-properties fo:font-size="12pt" officeooo:rsid="0018659a" officeooo:paragraph-rsid="001c5980" style:font-size-asian="12pt"/>
    </style:style>
    <style:style style:name="P9" style:family="paragraph" style:parent-style-name="Normal">
      <style:text-properties fo:font-size="12pt" officeooo:rsid="001a649d" officeooo:paragraph-rsid="001a649d" style:font-size-asian="12pt"/>
    </style:style>
    <style:style style:name="P10" style:family="paragraph" style:parent-style-name="Normal">
      <style:text-properties fo:font-size="12pt" officeooo:rsid="001a649d" officeooo:paragraph-rsid="001c5980" style:font-size-asian="12pt"/>
    </style:style>
    <style:style style:name="P11" style:family="paragraph" style:parent-style-name="Normal">
      <style:text-properties fo:font-size="12pt" officeooo:paragraph-rsid="001d803e" style:font-size-asian="12pt"/>
    </style:style>
    <style:style style:name="P12" style:family="paragraph" style:parent-style-name="Normal">
      <style:text-properties fo:font-size="12pt" fo:font-weight="bold" officeooo:rsid="001a649d" officeooo:paragraph-rsid="001a649d" style:font-size-asian="12pt" style:font-weight-asian="bold"/>
    </style:style>
    <style:style style:name="P13" style:family="paragraph" style:parent-style-name="Normal">
      <style:text-properties fo:font-size="12pt" fo:font-weight="bold" officeooo:rsid="001a649d" officeooo:paragraph-rsid="001c5980" style:font-size-asian="12pt" style:font-weight-asian="bold"/>
    </style:style>
    <style:style style:name="P14" style:family="paragraph" style:parent-style-name="Normal">
      <style:text-properties style:font-name="Liberation Serif" fo:font-size="12pt" fo:font-weight="normal" officeooo:rsid="0018659a" officeooo:paragraph-rsid="001a649d" style:font-size-asian="12pt" style:font-weight-asian="normal" style:font-weight-complex="normal"/>
    </style:style>
    <style:style style:name="P15" style:family="paragraph" style:parent-style-name="Normal">
      <style:text-properties style:font-name="Liberation Serif" fo:font-size="12pt" fo:font-weight="normal" officeooo:rsid="0018659a" officeooo:paragraph-rsid="001c5980" style:font-size-asian="12pt" style:font-weight-asian="normal" style:font-weight-complex="normal"/>
    </style:style>
    <style:style style:name="P16" style:family="paragraph" style:parent-style-name="Normal">
      <style:text-properties style:font-name="Liberation Serif" fo:font-size="12pt" fo:font-weight="normal" officeooo:rsid="0018659a" officeooo:paragraph-rsid="001d803e" style:font-size-asian="12pt" style:font-weight-asian="normal" style:font-weight-complex="normal"/>
    </style:style>
    <style:style style:name="P17" style:family="paragraph" style:parent-style-name="Normal">
      <style:text-properties style:font-name="Liberation Serif" fo:font-size="12pt" fo:font-weight="normal" officeooo:rsid="001a649d" officeooo:paragraph-rsid="001c5980" style:font-size-asian="12pt" style:font-weight-asian="normal" style:font-weight-complex="normal"/>
    </style:style>
    <style:style style:name="P18" style:family="paragraph" style:parent-style-name="Normal">
      <style:text-properties style:font-name="Liberation Serif" fo:font-size="12pt" fo:font-weight="bold" officeooo:rsid="0018659a" officeooo:paragraph-rsid="001c5980" style:font-size-asian="12pt" style:font-weight-asian="bold"/>
    </style:style>
    <style:style style:name="P19" style:family="paragraph" style:parent-style-name="Normal" style:list-style-name="L5">
      <style:text-properties officeooo:paragraph-rsid="001d803e"/>
    </style:style>
    <style:style style:name="P20" style:family="paragraph" style:parent-style-name="Normal" style:list-style-name="L8">
      <style:text-properties officeooo:paragraph-rsid="001c5980"/>
    </style:style>
    <style:style style:name="P21" style:family="paragraph" style:parent-style-name="Normal" style:list-style-name="L9">
      <style:text-properties officeooo:paragraph-rsid="001d803e"/>
    </style:style>
    <style:style style:name="P22" style:family="paragraph" style:parent-style-name="Normal" style:list-style-name="L10">
      <style:text-properties officeooo:paragraph-rsid="001d803e"/>
    </style:style>
    <style:style style:name="P23" style:family="paragraph" style:parent-style-name="Normal">
      <style:paragraph-properties fo:text-align="center" style:justify-single-word="false"/>
      <style:text-properties fo:font-size="14pt" fo:font-weight="bold" officeooo:paragraph-rsid="0018659a" style:font-size-asian="14pt" style:font-weight-asian="bold" style:font-size-complex="14pt" style:font-weight-complex="bold"/>
    </style:style>
    <style:style style:name="P24" style:family="paragraph" style:parent-style-name="List_20_Paragraph" style:list-style-name="L1">
      <style:text-properties officeooo:paragraph-rsid="0018659a"/>
    </style:style>
    <style:style style:name="P25" style:family="paragraph" style:parent-style-name="List_20_Paragraph" style:list-style-name="L1">
      <style:text-properties fo:font-size="12pt" officeooo:paragraph-rsid="0018659a" style:font-size-asian="12pt"/>
    </style:style>
    <style:style style:name="P26" style:family="paragraph" style:parent-style-name="List_20_Paragraph" style:list-style-name="L4">
      <style:text-properties fo:font-size="12pt" officeooo:paragraph-rsid="001d803e" style:font-size-asian="12pt"/>
    </style:style>
    <style:style style:name="P27" style:family="paragraph" style:parent-style-name="List_20_Paragraph" style:list-style-name="L5">
      <style:text-properties fo:font-size="12pt" officeooo:paragraph-rsid="001d803e" style:font-size-asian="12pt"/>
    </style:style>
    <style:style style:name="P28" style:family="paragraph" style:parent-style-name="List_20_Paragraph" style:list-style-name="L5">
      <style:text-properties style:font-name="Liberation Serif" fo:font-size="12pt" fo:font-weight="normal" officeooo:rsid="001a649d" officeooo:paragraph-rsid="001d803e" style:font-size-asian="12pt" style:font-weight-asian="normal" style:font-weight-complex="normal"/>
    </style:style>
    <style:style style:name="P29" style:family="paragraph" style:parent-style-name="List_20_Paragraph" style:list-style-name="L7">
      <style:text-properties officeooo:paragraph-rsid="001d803e"/>
    </style:style>
    <style:style style:name="P30" style:family="paragraph" style:parent-style-name="List_20_Paragraph" style:list-style-name="L5">
      <style:text-properties officeooo:paragraph-rsid="001d803e"/>
    </style:style>
    <style:style style:name="P31" style:family="paragraph" style:parent-style-name="List_20_Paragraph" style:list-style-name="L5">
      <style:text-properties style:font-name="Liberation Serif" fo:font-size="12pt" officeooo:paragraph-rsid="001d803e" style:font-size-asian="12pt"/>
    </style:style>
    <style:style style:name="P32" style:family="paragraph" style:parent-style-name="List_20_Paragraph" style:list-style-name="L5">
      <style:paragraph-properties fo:margin-left="0in" fo:margin-right="0in" fo:text-indent="0in" style:auto-text-indent="false"/>
      <style:text-properties style:font-name="Liberation Serif" fo:font-size="12pt" fo:font-weight="normal" officeooo:rsid="001a649d" officeooo:paragraph-rsid="001d803e" style:font-size-asian="12pt" style:font-weight-asian="normal" style:font-weight-complex="normal"/>
    </style:style>
    <style:style style:name="T1" style:family="text">
      <style:text-properties officeooo:rsid="0018659a"/>
    </style:style>
    <style:style style:name="T2" style:family="text">
      <style:text-properties fo:font-size="12pt" style:font-size-asian="12pt"/>
    </style:style>
    <style:style style:name="T3" style:family="text">
      <style:text-properties fo:font-size="12pt" officeooo:rsid="001c51eb" style:font-size-asian="12pt"/>
    </style:style>
    <style:style style:name="T4" style:family="text">
      <style:text-properties style:font-name="Courier New" style:font-name-asian="Times New Roman" style:font-name-complex="Courier New" style:font-size-complex="10pt"/>
    </style:style>
    <style:style style:name="T5" style:family="text">
      <style:text-properties style:font-name="Courier New" officeooo:rsid="0018659a" style:font-name-asian="Times New Roman" style:font-name-complex="Courier New" style:font-size-complex="10pt"/>
    </style:style>
    <style:style style:name="T6" style:family="text">
      <style:text-properties style:font-name="Courier New" style:font-name-asian="Times New Roman" style:font-name-complex="Courier New" style:font-size-complex="12pt"/>
    </style:style>
    <style:style style:name="T7" style:family="text">
      <style:text-properties style:font-name="Courier New" officeooo:rsid="001c51eb" style:font-name-asian="Times New Roman" style:font-name-complex="Courier New" style:font-size-complex="12pt"/>
    </style:style>
    <style:style style:name="T8" style:family="text">
      <style:text-properties style:font-name="Courier New" officeooo:rsid="001a649d" style:font-name-asian="Times New Roman" style:font-name-complex="Courier New" style:font-size-complex="12pt"/>
    </style:style>
    <style:style style:name="T9" style:family="text">
      <style:text-properties style:font-name="Courier New" officeooo:rsid="001c5980" style:font-name-asian="Times New Roman" style:font-name-complex="Courier New" style:font-size-complex="12pt"/>
    </style:style>
    <style:style style:name="T10" style:family="text">
      <style:text-properties style:font-name="Courier New" fo:font-size="11pt" officeooo:rsid="001c51eb" style:font-name-asian="Times New Roman" style:font-size-asian="11pt" style:font-name-complex="Courier New" style:font-size-complex="11pt"/>
    </style:style>
    <style:style style:name="T11" style:family="text">
      <style:text-properties style:font-name="Courier New" fo:font-weight="normal" style:font-name-asian="Times New Roman" style:font-weight-asian="normal" style:font-name-complex="Courier New" style:font-size-complex="12pt" style:font-weight-complex="normal"/>
    </style:style>
    <style:style style:name="T12" style:family="text">
      <style:text-properties style:font-name="Courier New" fo:font-weight="normal" officeooo:rsid="0018659a" style:font-name-asian="Times New Roman" style:font-weight-asian="normal" style:font-name-complex="Courier New" style:font-size-complex="12pt" style:font-weight-complex="normal"/>
    </style:style>
    <style:style style:name="T13" style:family="text">
      <style:text-properties style:font-name="Courier New" fo:font-weight="bold" style:font-name-asian="Times New Roman" style:font-weight-asian="bold" style:font-name-complex="Courier New" style:font-size-complex="10pt"/>
    </style:style>
    <style:style style:name="T14" style:family="text">
      <style:text-properties style:font-name="Liberation Serif" fo:font-size="12pt" fo:font-weight="normal" officeooo:rsid="0018659a" style:font-size-asian="12pt" style:font-weight-asian="normal" style:font-weight-complex="normal"/>
    </style:style>
    <style:style style:name="T15" style:family="text">
      <style:text-properties style:font-name="Liberation Serif" fo:font-size="12pt" fo:font-weight="normal" officeooo:rsid="001c5980" style:font-size-asian="12pt" style:font-weight-asian="normal" style:font-weight-complex="normal"/>
    </style:style>
    <style:style style:name="T16" style:family="text">
      <style:text-properties style:font-name="Liberation Serif" officeooo:rsid="0012443a" style:font-size-complex="12pt"/>
    </style:style>
    <style:style style:name="T17" style:family="text">
      <style:text-properties style:font-name="Liberation Serif" officeooo:rsid="0018659a" style:font-name-asian="Times New Roman" style:font-name-complex="Courier New" style:font-size-complex="12pt"/>
    </style:style>
    <style:style style:name="T18" style:family="text">
      <style:text-properties style:font-name="Liberation Serif" officeooo:rsid="00103675" style:font-name-asian="Times New Roman" style:font-name-complex="Courier New" style:font-size-complex="12pt"/>
    </style:style>
    <style:style style:name="T19" style:family="text">
      <style:text-properties style:font-name="Liberation Serif" officeooo:rsid="001c5980" style:font-name-asian="Times New Roman" style:font-name-complex="Courier New" style:font-size-complex="12pt"/>
    </style:style>
    <style:style style:name="T20" style:family="text">
      <style:text-properties officeooo:rsid="0012443a"/>
    </style:style>
    <style:style style:name="T21" style:family="text">
      <style:text-properties fo:font-variant="normal" fo:text-transform="none" fo:color="#24292e" fo:letter-spacing="normal" fo:font-style="normal" officeooo:rsid="001c5980" style:font-name-asian="Times New Roman" style:font-name-complex="Courier New" style:font-size-complex="12pt"/>
    </style:style>
    <style:style style:name="T22" style:family="text">
      <style:text-properties fo:font-variant="normal" fo:text-transform="none" fo:color="#24292e" style:font-name="Courier New" fo:letter-spacing="normal" fo:font-style="normal" style:font-name-asian="Times New Roman" style:font-name-complex="Courier New" style:font-size-complex="12pt"/>
    </style:style>
    <style:style style:name="T23" style:family="text">
      <style:text-properties fo:font-variant="normal" fo:text-transform="none" fo:color="#24292e" style:font-name="Courier New" fo:letter-spacing="normal" fo:font-style="normal" officeooo:rsid="001c5980" style:font-name-asian="Times New Roman" style:font-name-complex="Courier New" style:font-size-complex="12pt"/>
    </style:style>
    <style:style style:name="T24" style:family="text">
      <style:text-properties fo:font-variant="normal" fo:text-transform="none" fo:color="#24292e" style:font-name="Courier New" fo:letter-spacing="normal" fo:font-style="normal" officeooo:rsid="001a649d" style:font-name-asian="Times New Roman" style:font-name-complex="Courier New" style:font-size-complex="12pt"/>
    </style:style>
    <style:style style:name="T25" style:family="text">
      <style:text-properties fo:font-variant="normal" fo:text-transform="none" fo:color="#24292e" style:font-name="Courier New" fo:font-size="12pt" fo:letter-spacing="normal" fo:font-style="normal" fo:font-weight="normal" officeooo:rsid="001c5980" style:font-name-asian="Times New Roman" style:font-size-asian="12pt" style:font-weight-asian="normal" style:font-name-complex="Courier New" style:font-size-complex="12pt" style:font-weight-complex="normal"/>
    </style:style>
    <style:style style:name="T26" style:family="text">
      <style:text-properties fo:font-variant="normal" fo:text-transform="none" fo:color="#24292e" style:font-name="Liberation Serif" fo:letter-spacing="normal" fo:font-style="normal" officeooo:rsid="001c5980" style:font-name-asian="Times New Roman" style:font-name-complex="Courier New" style:font-size-complex="12pt"/>
    </style:style>
    <style:style style:name="T27" style:family="text">
      <style:text-properties style:font-name-asian="Times New Roman" style:font-name-complex="Courier New" style:font-size-complex="12pt"/>
    </style:style>
    <style:style style:name="T28" style:family="text">
      <style:text-properties officeooo:rsid="0018659a" style:font-name-asian="Times New Roman" style:font-name-complex="Courier New" style:font-size-complex="12pt"/>
    </style:style>
    <style:style style:name="T29" style:family="text">
      <style:text-properties officeooo:rsid="001c5980"/>
    </style:style>
    <style:style style:name="T30" style:family="text">
      <style:text-properties officeooo:rsid="00140446"/>
    </style:style>
    <style:style style:name="T31" style:family="text">
      <style:text-properties style:font-name="Liberation Serif"/>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space-before="0.4909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stall and operate with Turtlebot<text:span text:style-name="T1">2</text:span></text:p>
      <text:p text:style-name="P1"/>
      <text:p text:style-name="P1"/>
      <text:p text:style-name="P3">Installation</text:p>
      <text:p text:style-name="P2">If you have complete the previous tutorial there is a nitro_installation folder in your home directory </text:p>
      <text:p text:style-name="P1">Open new terminal and complete the following commands:</text:p>
      <text:list xml:id="list1892597843" text:style-name="L1">
        <text:list-item>
          <text:p text:style-name="P24"><text:span text:style-name="Default_20_Paragraph_20_Font"><text:span text:style-name="T3">Enter <text:s/>nitro_installation folder: </text:span></text:span><text:span text:style-name="Default_20_Paragraph_20_Font"><text:span text:style-name="T10">cd nitro_installation folder</text:span></text:span></text:p>
        </text:list-item>
        <text:list-item>
          <text:p text:style-name="P24"><text:span text:style-name="Default_20_Paragraph_20_Font"><text:span text:style-name="T2">Give permissions to the file: </text:span></text:span><text:span text:style-name="Default_20_Paragraph_20_Font"><text:span text:style-name="T4">chmod 775 install_turtlebot</text:span></text:span><text:span text:style-name="Default_20_Paragraph_20_Font"><text:span text:style-name="T5">2</text:span></text:span><text:span text:style-name="Default_20_Paragraph_20_Font"><text:span text:style-name="T4">_packs.sh</text:span></text:span></text:p>
        </text:list-item>
        <text:list-item>
          <text:p text:style-name="P24"><text:span text:style-name="Default_20_Paragraph_20_Font"><text:span text:style-name="T2">Run the script: </text:span></text:span><text:span text:style-name="Default_20_Paragraph_20_Font"><text:span text:style-name="T4">bash ./install_turtlebot</text:span></text:span><text:span text:style-name="Default_20_Paragraph_20_Font"><text:span text:style-name="T5">2</text:span></text:span><text:span text:style-name="Default_20_Paragraph_20_Font"><text:span text:style-name="T4">_packs.sh</text:span></text:span></text:p>
        </text:list-item>
        <text:list-item>
          <text:p text:style-name="P25"><text:span text:style-name="Default_20_Paragraph_20_Font">When the process is complete you will see the massage </text:span><text:span text:style-name="Default_20_Paragraph_20_Font"><text:span text:style-name="T4">&lt;Complete!!!&gt;</text:span></text:span><text:span text:style-name="Default_20_Paragraph_20_Font"> at the end of the terminal. Close the terminal!</text:span></text:p>
        </text:list-item>
      </text:list>
      <text:p text:style-name="P1"/>
      <text:p text:style-name="P3">Starting turtlebot<text:span text:style-name="T1">2</text:span> in Gazebo simulation</text:p>
      <text:p text:style-name="P6">Open new terminal and enter the command: </text:p>
      <text:p text:style-name="P6"><text:span text:style-name="Default_20_Paragraph_20_Font"><text:span text:style-name="T11">roslaunch turtlebot_gazebo turtlebot_world.launch</text:span></text:span></text:p>
      <text:p text:style-name="P9"/>
      <text:p text:style-name="P18">Move the robot in the simulation</text:p>
      <text:p text:style-name="P10"><text:span text:style-name="Default_20_Paragraph_20_Font"><text:span text:style-name="T17">In order to teleoperate the </text:span></text:span><text:span text:style-name="Default_20_Paragraph_20_Font"><text:span text:style-name="T19">Turtlebot2</text:span></text:span><text:span text:style-name="Default_20_Paragraph_20_Font"><text:span text:style-name="T17"> robot with the keyboard, launch the teleoperation node with below command in a new terminal window. </text:span></text:span><text:span text:style-name="Default_20_Paragraph_20_Font"><text:span text:style-name="T18">This terminal must be active if you want to send commands.</text:span></text:span></text:p>
      <text:p text:style-name="P10"><text:span text:style-name="Default_20_Paragraph_20_Font"><text:span text:style-name="T12">roslaunch turtlebot_teleop keyboard_teleop.launch</text:span></text:span></text:p>
      <text:p text:style-name="P8"><text:span text:style-name="Default_20_Paragraph_20_Font"/></text:p>
      <text:p text:style-name="P8"><text:span text:style-name="Default_20_Paragraph_20_Font">To terminate the teleop node enter the </text:span><text:span text:style-name="Default_20_Paragraph_20_Font"><text:span text:style-name="T13">Ctrl+C</text:span></text:span><text:span text:style-name="Default_20_Paragraph_20_Font"> in the terminal that run that node.</text:span></text:p>
      <text:p text:style-name="P9"/>
      <text:p text:style-name="P12">Turtlebot<text:span text:style-name="T1">2</text:span> <text:span text:style-name="Default_20_Paragraph_20_Font"><text:span text:style-name="T16">Gmapping demo:</text:span></text:span></text:p>
      <text:p text:style-name="P14"><text:span text:style-name="T20">I</text:span>n <text:span text:style-name="T29">four</text:span> separate terminal windows:</text:p>
      <text:p text:style-name="P14"/>
      <text:p text:style-name="P14">Start the Turtlebot2 simulation environment:</text:p>
      <text:p text:style-name="P14"><text:span text:style-name="Default_20_Paragraph_20_Font"><text:span text:style-name="T6">roslaunch turtlebot_gazebo turtlebot_world.launch</text:span></text:span></text:p>
      <text:p text:style-name="P14"/>
      <text:p text:style-name="P14">Start the rviz visualizer:</text:p>
      <text:p text:style-name="P4"><text:span text:style-name="Default_20_Paragraph_20_Font"><text:span text:style-name="T22">roslaunch turtlebot_rviz_launchers view_navigation.launch</text:span></text:span></text:p>
      <text:p text:style-name="P5">Start the gmapping demo:</text:p>
      <text:p text:style-name="P17"><text:span text:style-name="Default_20_Paragraph_20_Font"><text:span text:style-name="T6">roslaunch turtlebot_navigation gmapping_demo.launch</text:span></text:span></text:p>
      <text:p text:style-name="P17"><text:span text:style-name="Default_20_Paragraph_20_Font"><text:span text:style-name="T8"/></text:span></text:p>
      <text:p text:style-name="P17"><text:span text:style-name="Default_20_Paragraph_20_Font"><text:span text:style-name="T28">Start the teleop node:</text:span></text:span></text:p>
      <text:p text:style-name="P17"><text:span text:style-name="Default_20_Paragraph_20_Font"><text:span text:style-name="T8">roslaunch turtlebot_teleop keyboard_teleop.launch</text:span></text:span></text:p>
      <text:p text:style-name="P7"/>
      <text:p text:style-name="P15">To save the generated map, you can run the map_saver utility <text:span text:style-name="T30">in new terminal</text:span>:</text:p>
      <text:p text:style-name="P15"/>
      <text:p text:style-name="P15"><text:span text:style-name="Default_20_Paragraph_20_Font"><text:span text:style-name="T7">rosrun map_server map_saver -f </text:span></text:span><text:span text:style-name="Default_20_Paragraph_20_Font"><text:span text:style-name="T9">~/turtlebot2_map</text:span></text:span></text:p>
      <text:p text:style-name="P9"/>
      <text:p text:style-name="P13">Turtlebot<text:span text:style-name="T1">2</text:span> <text:span text:style-name="T29">Navigation</text:span><text:span text:style-name="Default_20_Paragraph_20_Font"><text:span text:style-name="T16"> demo:</text:span></text:span></text:p>
      <text:p text:style-name="P15"><text:span text:style-name="T20">I</text:span>n <text:span text:style-name="T29">three</text:span> separate terminal windows:</text:p>
      <text:list xml:id="list2107777297" text:style-name="L8">
        <text:list-item>
          <text:p text:style-name="P20"><text:span text:style-name="T14">Start the Turtlebot2 simulation environment:</text:span></text:p>
        </text:list-item>
      </text:list>
      <text:p text:style-name="P15"><text:span text:style-name="Default_20_Paragraph_20_Font"><text:span text:style-name="T6">roslaunch turtlebot_gazebo turtlebot_world.launch</text:span></text:span></text:p>
      <text:p text:style-name="P15"/>
      <text:list xml:id="list3393563183" text:style-name="L9">
        <text:list-item>
          <text:p text:style-name="P21"><text:soft-page-break/><text:span text:style-name="T14">Start the </text:span><text:span text:style-name="T15">turtlebot2 navigation</text:span><text:span text:style-name="T14">:</text:span></text:p>
        </text:list-item>
      </text:list>
      <text:p text:style-name="P16"><text:span text:style-name="Default_20_Paragraph_20_Font"><text:span text:style-name="T24">roslaunch turtlebot_navigation </text:span></text:span><text:span text:style-name="Default_20_Paragraph_20_Font"><text:span text:style-name="T23">amcl_demo</text:span></text:span><text:span text:style-name="Default_20_Paragraph_20_Font"><text:span text:style-name="T24">.launch </text:span></text:span><text:span text:style-name="Default_20_Paragraph_20_Font"><text:span text:style-name="T23">map_</text:span></text:span><text:a xlink:type="simple" xlink:href="../../../../../../=$HOME/turtlebot2_map.yaml" text:style-name="Internet_20_link" text:visited-style-name="Visited_20_Internet_20_Link"><text:span text:style-name="Default_20_Paragraph_20_Font">file:=$HOME/turtlebot2_map.yaml</text:span></text:a></text:p>
      <text:p text:style-name="P16"><text:span text:style-name="Default_20_Paragraph_20_Font"><text:span text:style-name="T23"/></text:span></text:p>
      <text:list xml:id="list3579719799" text:style-name="L10">
        <text:list-item>
          <text:p text:style-name="P22"><text:span text:style-name="T14">Start the rviz visualizer:</text:span></text:p>
        </text:list-item>
      </text:list>
      <text:p text:style-name="P4"><text:span text:style-name="Default_20_Paragraph_20_Font"><text:span text:style-name="T22">roslaunch turtlebot_rviz_launchers view_navigation.launch</text:span></text:span></text:p>
      <text:p text:style-name="P17"><text:span text:style-name="Default_20_Paragraph_20_Font"><text:span text:style-name="T23"/></text:span></text:p>
      <text:list xml:id="list846599150" text:style-name="L4">
        <text:list-item>
          <text:p text:style-name="P26">Estimate Initial Pose</text:p>
        </text:list-item>
      </text:list>
      <text:p text:style-name="P11">Initial Pose Estimation must be performed before running the Navigation as this process initializes the AMCL parameters that are critical in Navigation. TurtleBot3 has to be correctly located on the map with the LDS sensor data that neatly overlaps the displayed map.</text:p>
      <text:p text:style-name="P11"/>
      <text:list xml:id="list3622351758" text:style-name="L5">
        <text:list-item>
          <text:p text:style-name="P30"><text:span text:style-name="T2">Click the 2D Pose Estimate button in the RViz menu.</text:span><draw:frame draw:style-name="fr1" draw:name="Picture 2" text:anchor-type="as-char" svg:y="0in" svg:width="6.3083in" style:rel-width="scale" svg:height="0.7228in" style:rel-height="scale" draw:z-index="0"><draw:image xlink:href="Pictures/10000201000002F700000057A79A6FD5973EFC49.png" xlink:type="simple" xlink:show="embed" xlink:actuate="onLoad" loext:mime-type="image/png"/><svg:desc>https://emanual.robotis.com/assets/images/platform/turtlebot3/navigation/2d_pose_button.png</svg:desc></draw:frame></text:p>
        </text:list-item>
        <text:list-item>
          <text:p text:style-name="P31">Click on the map where the actual robot is located and drag the large green arrow toward the direction where the robot is facing.</text:p>
        </text:list-item>
        <text:list-item>
          <text:p text:style-name="P28"><text:span text:style-name="Default_20_Paragraph_20_Font"><text:span text:style-name="T26">Repeat step 1 and 2 until the LDS sensor data is overlayed on the saved map.</text:span></text:span></text:p>
          <text:p text:style-name="P32"><text:span text:style-name="Default_20_Paragraph_20_Font"><text:span text:style-name="T23"/></text:span></text:p>
        </text:list-item>
      </text:list>
      <text:list xml:id="list298803483" text:style-name="L7">
        <text:list-item>
          <text:p text:style-name="P29"><text:span text:style-name="T2">Set Navigation Goal</text:span></text:p>
        </text:list-item>
      </text:list>
      <text:list xml:id="list194816310677311" text:continue-list="list3622351758" text:style-name="L5">
        <text:list-item text:start-value="1">
          <text:p text:style-name="P27">Click the 2D Nav Goal button in the RViz menu.</text:p>
          <text:p text:style-name="P19"><draw:frame draw:style-name="fr1" draw:name="Picture 5" text:anchor-type="as-char" svg:y="0in" svg:width="6.3083in" style:rel-width="scale" svg:height="0.7228in" style:rel-height="scale" draw:z-index="1"><draw:image xlink:href="Pictures/10000201000002F70000005735C64F51D6F40BC1.png" xlink:type="simple" xlink:show="embed" xlink:actuate="onLoad" loext:mime-type="image/png"/><svg:desc>https://emanual.robotis.com/assets/images/platform/turtlebot3/navigation/2d_nav_goal_button.png</svg:desc></draw:frame></text:p>
        </text:list-item>
        <text:list-item>
          <text:p text:style-name="P28"><text:span text:style-name="Default_20_Paragraph_20_Font"><text:span text:style-name="T26">Click on the map to set the destination of the robot and drag the green arrow toward the direction where the robot will be fac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4T12:34:32.213817912</meta:creation-date>
    <dc:date>2021-05-04T19:48:16.154829134</dc:date>
    <meta:editing-duration>PT32M50S</meta:editing-duration>
    <meta:editing-cycles>6</meta:editing-cycles>
    <meta:generator>LibreOffice/6.0.7.3$Linux_X86_64 LibreOffice_project/00m0$Build-3</meta:generator>
    <meta:document-statistic meta:table-count="0" meta:image-count="2" meta:object-count="0" meta:page-count="2" meta:paragraph-count="44" meta:word-count="375" meta:character-count="2603" meta:non-whitespace-character-count="2282"/>
  </office:meta>
</office:document-meta>
</file>